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8.802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2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2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2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3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.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office:value-type="string">
            <text:p>Closed session</text:p>
          </table:table-cell>
          <table:table-cell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office:value-type="string">
            <text:p>A list of each command</text:p>
          </table:table-cell>
          <table:table-cell office:value-type="string">
            <text:p>A list of each command</text:p>
          </table:table-cell>
          <table:table-cell office:value-type="float" office:value="0">
            <text:p>0</text:p>
          </table:table-cell>
          <table:table-cell table:style-name="ce5"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office:value-type="string">
            <text:p>A new user in the database</text:p>
          </table:table-cell>
          <table:table-cell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office:value-type="string">
            <text:p>The <text:s/>data of the user are modified</text:p>
          </table:table-cell>
          <table:table-cell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office:value-type="string">
            <text:p>User deleted from database</text:p>
          </table:table-cell>
          <table:table-cell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office:value-type="string">
            <text:p>A list with the two users admin_1 and user_1 for the test</text:p>
          </table:table-cell>
          <table:table-cell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office:value-type="string">
            <text:p>A list with only one user</text:p>
          </table:table-cell>
          <table:table-cell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office:value-type="string">
            <text:p>The user has a new password</text:p>
          </table:table-cell>
          <table:table-cell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office:value-type="string">
            <text:p>The password of the user is reset</text:p>
          </table:table-cell>
          <table:table-cell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office:value-type="string">
            <text:p>An account is added</text:p>
          </table:table-cell>
          <table:table-cell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office:value-type="string">
            <text:p>An account is updated</text:p>
          </table:table-cell>
          <table:table-cell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office:value-type="string">
            <text:p>An account is deleted</text:p>
          </table:table-cell>
          <table:table-cell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office:value-type="string">
            <text:p>The configuration is saved</text:p>
          </table:table-cell>
          <table:table-cell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office:value-type="string">
            <text:p>The configuration is restored</text:p>
          </table:table-cell>
          <table:table-cell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office:value-type="string">
            <text:p>List the local account</text:p>
          </table:table-cell>
          <table:table-cell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office:value-type="string">
            <text:p>List the local account on a machine</text:p>
          </table:table-cell>
          <table:table-cell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office:value-type="string">
            <text:p>The value of a default option is configured</text:p>
          </table:table-cell>
          <table:table-cell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office:value-type="string">
            <text:p>The list of the options</text:p>
          </table:table-cell>
          <table:table-cell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office:value-type="string">
            <text:p>The value of the option is set</text:p>
          </table:table-cell>
          <table:table-cell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office:value-type="string">
            <text:p>A machine is added</text:p>
          </table:table-cell>
          <table:table-cell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1" office:value-type="string">
            <text:p>updateMachine</text:p>
          </table:table-cell>
          <table:table-cell office:value-type="string">
            <text:p>A machine is updated</text:p>
          </table:table-cell>
          <table:table-cell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1" office:value-type="string">
            <text:p>upda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office:value-type="string">
            <text:p>The machine is deleted</text:p>
          </table:table-cell>
          <table:table-cell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office:value-type="string">
            <text:p>A list of the machines</text:p>
          </table:table-cell>
          <table:table-cell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2.1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timeout</text:p>
          </table:table-cell>
          <table:table-cell office:value-type="string">
            <text:p>close</text:p>
          </table:table-cell>
          <table:table-cell office:value-type="string">
            <text:p>closed after inactivity delay expired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1">
          <table:table-cell office:value-type="string">
            <text:p>U3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disconnect</text:p>
          </table:table-cell>
          <table:table-cell office:value-type="string">
            <text:p>close</text:p>
          </table:table-cell>
          <table:table-cell office:value-type="string">
            <text:p>closed after disconnection of user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1">
          <table:table-cell office:value-type="string">
            <text:p>U1.1-B2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the .netrc file</text:p>
          </table:table-cell>
          <table:table-cell office:value-type="string">
            <text:p>connect</text:p>
          </table:table-cell>
          <table:table-cell office:value-type="string">
            <text:p>Session key</text:p>
          </table:table-cell>
          <table:table-cell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bad netrc file path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bad netrc file permissions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U1.1-E5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no vishnu machine on netrc file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U1.1-E6</text:p>
          </table:table-cell>
          <table:table-cell office:value-type="date" office:date-value="2012-12-20">
            <text:p>20/12/12</text:p>
          </table:table-cell>
          <table:table-cell office:value-type="string">
            <text:p>Connect with no login defined on netrc file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6</text:p>
          </table:table-cell>
          <table:table-cell office:value-type="date" office:date-value="2012-12-20">
            <text:p>20/12/12</text:p>
          </table:table-cell>
          <table:table-cell table:style-name="ce1" office:value-type="string">
            <text:p><text:span text:style-name="T1">Connect with password before the login on netrc file</text:span>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7</text:p>
          </table:table-cell>
          <table:table-cell office:value-type="date" office:date-value="2012-12-20">
            <text:p>20/12/12</text:p>
          </table:table-cell>
          <table:table-cell table:style-name="ce1" office:value-type="string">
            <text:p><text:span text:style-name="T1">Connect with no password defined on netrc file</text:span></text:p>
          </table:table-cell>
          <table:table-cell office:value-type="string">
            <text:p>connect</text:p>
          </table:table-cell>
          <table:table-cell table:style-name="ce1" office:value-type="string">
            <text:p><text:span text:style-name="T1">VishnuException</text:span></text:p>
          </table:table-cell>
          <table:table-cell table:style-name="ce1" office:value-type="string">
            <text:p><text:span text:style-name="T1">VishnuException</text:span>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20/12/2011</text:date>, <text:time>16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12-20T16:25:20</dc:date>
    <meta:editing-duration>PT04H20M29S</meta:editing-duration>
    <meta:editing-cycles>29</meta:editing-cycles>
    <meta:generator>OpenOffice.org/3.2$Linux OpenOffice.org_project/320m12$Build-9483</meta:generator>
    <dc:creator>Capo-Chichi </dc:creator>
    <meta:document-statistic meta:table-count="3" meta:cell-count="610" meta:object-count="0"/>
    <meta:user-defined meta:name="Info 1"/>
    <meta:user-defined meta:name="Info 2"/>
    <meta:user-defined meta:name="Info 3"/>
    <meta:user-defined meta:name="Info 4"/>
  </office:meta>
</office:document-meta>
</file>